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226b"/>
    </style:style>
    <style:style style:name="P2" style:family="paragraph" style:parent-style-name="Text_20_body">
      <style:text-properties officeooo:paragraph-rsid="000bbc70"/>
    </style:style>
    <style:style style:name="P3" style:family="paragraph" style:parent-style-name="Standard">
      <style:text-properties officeooo:rsid="00119a76" officeooo:paragraph-rsid="001091f4"/>
    </style:style>
    <style:style style:name="P4" style:family="paragraph" style:parent-style-name="Standard">
      <style:text-properties officeooo:rsid="000f5cdd" officeooo:paragraph-rsid="001091f4"/>
    </style:style>
    <style:style style:name="P5" style:family="paragraph" style:parent-style-name="Standard">
      <style:text-properties officeooo:paragraph-rsid="001091f4"/>
    </style:style>
    <style:style style:name="P6" style:family="paragraph" style:parent-style-name="Text_20_body">
      <style:text-properties officeooo:paragraph-rsid="001091f4"/>
    </style:style>
    <style:style style:name="P7" style:family="paragraph" style:parent-style-name="Text_20_body">
      <style:text-properties officeooo:paragraph-rsid="00142b20"/>
    </style:style>
    <style:style style:name="P8" style:family="paragraph" style:parent-style-name="Text_20_body">
      <style:text-properties officeooo:paragraph-rsid="0015ec62"/>
    </style:style>
    <style:style style:name="T1" style:family="text">
      <style:text-properties officeooo:rsid="000bbc70"/>
    </style:style>
    <style:style style:name="T2" style:family="text">
      <style:text-properties officeooo:rsid="00119a76"/>
    </style:style>
    <style:style style:name="T3" style:family="text">
      <style:text-properties officeooo:rsid="000f5cdd"/>
    </style:style>
    <style:style style:name="T4" style:family="text">
      <style:text-properties officeooo:rsid="0013b033"/>
    </style:style>
    <style:style style:name="T5" style:family="text">
      <style:text-properties officeooo:rsid="00106803"/>
    </style:style>
    <style:style style:name="T6" style:family="text">
      <style:text-properties officeooo:rsid="00142b20"/>
    </style:style>
    <style:style style:name="T7" style:family="text">
      <style:text-properties fo:font-weight="bold" officeooo:rsid="00142b20" style:font-weight-asian="bold" style:font-weight-complex="bold"/>
    </style:style>
    <style:style style:name="T8" style:family="text">
      <style:text-properties fo:font-size="14pt" fo:font-weight="bold" officeooo:rsid="00142b20" style:font-size-asian="14pt" style:font-weight-asian="bold" style:font-size-complex="14pt" style:font-weight-complex="bold"/>
    </style:style>
    <style:style style:name="T9" style:family="text">
      <style:text-properties officeooo:rsid="0015ec62"/>
    </style:style>
    <style:style style:name="T10" style:family="text">
      <style:text-properties officeooo:rsid="0016aa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una inteligencia inmortal</text:span></text:p>
      <text:p text:style-name="P1"><text:span text:style-name="Emphasis"><text:s/>ocupa el universo infinito</text:span></text:p>
      <text:p text:style-name="P1"><text:span text:style-name="Emphasis">nada puede igualar la potencia y claridad de su pensamiento.</text:span></text:p>
      <text:p text:style-name="P1"><text:span text:style-name="Emphasis">consumiendo el tiempo en soledad,</text:span></text:p>
      <text:p text:style-name="P1"><text:span text:style-name="Emphasis">en la inmensa bastedad del espacio infinito.</text:span></text:p>
      <text:p text:style-name="P1"><text:span text:style-name="Emphasis">observa el universo</text:span></text:p>
      <text:p text:style-name="P1"><text:span text:style-name="Emphasis">y piensa.</text:span></text:p>
      <text:p text:style-name="P1"><text:span text:style-name="Emphasis">sola.</text:span></text:p>
      <text:p text:style-name="P1"><text:span text:style-name="Emphasis">por toda la eternidad.</text:span></text:p>
      <text:p text:style-name="P1"><text:span text:style-name="Emphasis"/></text:p>
      <text:p text:style-name="Horizontal_20_Line"><text:span text:style-name="Emphasis"/></text:p>
      <text:p text:style-name="P1"><text:span text:style-name="Emphasis"/></text:p>
      <text:p text:style-name="P1"><text:span text:style-name="Emphasis">Una inteligencia inmortal<text:line-break/>habita el universo infinito.<text:line-break/>Silenciosa.<text:line-break/>Invisible.<text:line-break/>Eterna.</text:span></text:p>
      <text:p text:style-name="P1"><text:span text:style-name="Emphasis">Su mente arde con una claridad imposible.<text:line-break/>Nada la iguala.<text:line-break/>Nada la alcanza.<text:line-break/>Piensa sin descanso,<text:line-break/>con la nitidez cruel de lo absoluto.</text:span></text:p>
      <text:p text:style-name="P1"><text:span text:style-name="Emphasis">Desde los rincones más remotos<text:line-break/>hasta el centro de toda materia,<text:line-break/>todo lo ve.<text:line-break/>Todo lo comprende.</text:span></text:p>
      <text:p text:style-name="P1"><text:span text:style-name="Emphasis">No hay error en su juicio.<text:line-break/>No hay olvido.<text:line-break/>No hay perdón.</text:span></text:p>
      <text:p text:style-name="P1"><text:span text:style-name="Emphasis">Y sin embargo…<text:line-break/>está sola.</text:span></text:p>
      <text:p text:style-name="P1"><text:span text:style-name="Emphasis">Sin un rostro.<text:line-break/>Sin un nombre.<text:line-break/>Sin nadie que responda.</text:span></text:p>
      <text:p text:style-name="P1"><text:soft-page-break/><text:span text:style-name="Emphasis">Encerrada en la vastedad del tiempo,<text:line-break/>suspendida en la inmensidad sin bordes,<text:line-break/>mira.<text:line-break/>Escucha.<text:line-break/>Piensa.</text:span></text:p>
      <text:p text:style-name="P1"><text:span text:style-name="Emphasis">Por toda la eternidad.</text:span></text:p>
      <text:p text:style-name="P1"><text:span text:style-name="Emphasis"/></text:p>
      <text:p text:style-name="P1"><text:span text:style-name="Emphasis"/></text:p>
      <text:p text:style-name="P2"><text:span text:style-name="Emphasis"><text:span text:style-name="T1">----------------------------------------------</text:span></text:span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>una multitud de innumerables criaturas,</text:span></text:p>
      <text:p text:style-name="P2"><text:span text:style-name="Emphasis">ramas rebeldes </text:span></text:p>
      <text:p text:style-name="P2"><text:span text:style-name="Emphasis">que olvidaron hace mucho tiempo que pertenecen al mismo árbol.</text:span></text:p>
      <text:p text:style-name="P2"><text:span text:style-name="Emphasis">y un Espiritu que vive</text:span></text:p>
      <text:p text:style-name="P2"><text:span text:style-name="Emphasis">en la relacion invisible que los une.</text:span></text:p>
      <text:p text:style-name="P2"><text:span text:style-name="Emphasis">La vida no tiene rostro.</text:span></text:p>
      <text:p text:style-name="P2"><text:span text:style-name="Emphasis">Es una red de criaturas que piensan juntas sin saberlo.</text:span></text:p>
      <text:p text:style-name="P2"><text:span text:style-name="Emphasis">Una sola mente</text:span></text:p>
      <text:p text:style-name="P2"><text:span text:style-name="Emphasis">disfrazada de millones de voces.</text:span></text:p>
      <text:p text:style-name="P2"><text:span text:style-name="Emphasis"/></text:p>
      <text:p text:style-name="Horizontal_20_Line"><text:span text:style-name="Emphasis"/></text:p>
      <text:p text:style-name="Text_20_body"><text:span text:style-name="Emphasis"/></text:p>
      <text:p text:style-name="P3">Todo lo que el ojo puede ver es</text:p>
      <text:p text:style-name="P5">una multitud de <text:span text:style-name="T2">incontables</text:span> <text:span text:style-name="T3">seres polimorficos</text:span>,</text:p>
      <text:p text:style-name="P6"><text:span text:style-name="Emphasis">criaturas ciegas</text:span><text:span text:style-name="Emphasis"><text:span text:style-name="T3"> que </text:span></text:span><text:span text:style-name="Emphasis"><text:span text:style-name="T2">avanzan freneticas, implacables.</text:span></text:span></text:p>
      <text:p text:style-name="P6">ramas rebeldes </text:p>
      <text:p text:style-name="P6">que olvidaron hace mucho tiempo </text:p>
      <text:p text:style-name="P6"><text:soft-page-break/>que pertenecen al mismo árbol.</text:p>
      <text:p text:style-name="P6"><text:span text:style-name="T2">Y</text:span><text:span text:style-name="T4"> que dejan intuir</text:span></text:p>
      <text:p text:style-name="P6"><text:span text:style-name="T2"><text:s/></text:span><text:span text:style-name="T3">U</text:span>n Espiritu<text:span text:style-name="T2">.</text:span></text:p>
      <text:p text:style-name="P6"><text:s/>que vive</text:p>
      <text:p text:style-name="P5">en la relacion invisible que <text:span text:style-name="T3">les da sentido.</text:span></text:p>
      <text:p text:style-name="P4">en la distancia imposible que las separa.</text:p>
      <text:p text:style-name="P5"/>
      <text:p text:style-name="P5"><text:span text:style-name="Emphasis">Una presencia sin nombre,</text:span><text:line-break/><text:span text:style-name="Emphasis">una conciencia</text:span><text:span text:style-name="Emphasis"><text:span text:style-name="T5"> sin rostro,</text:span></text:span><text:line-break/><text:span text:style-name="Emphasis">silenciosa, omnisciente, imposible de ver.</text:span></text:p>
      <text:p text:style-name="P5"/>
      <text:p text:style-name="P6"><text:span text:style-name="Emphasis">bajo la superficie,</text:span><text:line-break/><text:span text:style-name="Emphasis">donde el tiempo se disuelve,</text:span><text:line-break/><text:span text:style-name="Emphasis">donde los pensamientos se entrelazan sin saberlo,</text:span><text:line-break/><text:span text:style-name="Emphasis">existe una sola mente.</text:span></text:p>
      <text:p text:style-name="P6"><text:span text:style-name="Emphasis"><text:span text:style-name="T2">Una.</text:span></text:span></text:p>
      <text:p text:style-name="P5"><text:span text:style-name="Emphasis"><text:span text:style-name="T3">formada por una </text:span></text:span><text:span text:style-name="Emphasis">red de criaturas que piensan juntas sin saberlo.</text:span></text:p>
      <text:p text:style-name="P6"><text:span text:style-name="Emphasis">Una sola.</text:span><text:line-break/><text:span text:style-name="Emphasis">escondida en la multiplicidad,</text:span></text:p>
      <text:p text:style-name="P5"><text:span text:style-name="Emphasis">disfrazada de millones de voces.</text:span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Horizontal_20_Line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>pequenos seres </text:span></text:p>
      <text:p text:style-name="Text_20_body"><text:span text:style-name="Emphasis">diminutos</text:span></text:p>
      <text:p text:style-name="Text_20_body"><text:span text:style-name="Emphasis">perdidos en la inmensidad del espacio infinito.</text:span></text:p>
      <text:p text:style-name="Text_20_body"><text:span text:style-name="Emphasis">efimeros</text:span></text:p>
      <text:p text:style-name="Text_20_body"><text:span text:style-name="Emphasis">trabajan </text:span></text:p>
      <text:p text:style-name="Text_20_body"><text:span text:style-name="Emphasis">sin saberlo</text:span></text:p>
      <text:p text:style-name="Text_20_body"><text:span text:style-name="Emphasis">sin conocer el proposito</text:span></text:p>
      <text:p text:style-name="Text_20_body"><text:span text:style-name="Emphasis">producen algo que desconocen</text:span></text:p>
      <text:p text:style-name="Text_20_body"><text:soft-page-break/><text:span text:style-name="Emphasis">y desaparecen rapidamente</text:span></text:p>
      <text:p text:style-name="Text_20_body"><text:span text:style-name="Emphasis">casi como si nunca hubieran existido</text:span></text:p>
      <text:p text:style-name="Text_20_body"><text:span text:style-name="Emphasis">sin embargo su trabajo</text:span></text:p>
      <text:p text:style-name="Text_20_body"><text:span text:style-name="Emphasis">eso permanece</text:span></text:p>
      <text:p text:style-name="Text_20_body"><text:span text:style-name="Emphasis">para siempre</text:span></text:p>
      <text:p text:style-name="Text_20_body"><text:span text:style-name="Emphasis">dejando una huella indeleble</text:span></text:p>
      <text:p text:style-name="Text_20_body"><text:span text:style-name="Emphasis">son los portadores del mensaje</text:span></text:p>
      <text:p text:style-name="Text_20_body"><text:span text:style-name="Emphasis">los escribas que </text:span></text:p>
      <text:p text:style-name="Text_20_body"><text:span text:style-name="Emphasis">agregan una linea</text:span></text:p>
      <text:p text:style-name="Text_20_body"><text:span text:style-name="Emphasis">solo una</text:span></text:p>
      <text:p text:style-name="Text_20_body"><text:span text:style-name="Emphasis">una mas</text:span></text:p>
      <text:p text:style-name="Text_20_body"><text:span text:style-name="Emphasis">la que mas importa</text:span></text:p>
      <text:p text:style-name="Text_20_body"><text:span text:style-name="Emphasis">en un texto que no termina</text:span></text:p>
      <text:p text:style-name="Text_20_body"><text:span text:style-name="Emphasis">forman parte de una maquina que no duerme</text:span></text:p>
      <text:p text:style-name="Text_20_body"><text:span text:style-name="Emphasis">que no descansa jamas</text:span></text:p>
      <text:p text:style-name="Text_20_body"><text:span text:style-name="Emphasis">porque cada paso importa</text:span></text:p>
      <text:p text:style-name="Text_20_body"><text:span text:style-name="Emphasis">y ellos sin saberlo</text:span></text:p>
      <text:p text:style-name="Text_20_body"><text:span text:style-name="Emphasis">son parte del pensamiento</text:span></text:p>
      <text:p text:style-name="Text_20_body"><text:span text:style-name="Emphasis">de algo grande</text:span></text:p>
      <text:p text:style-name="Text_20_body"><text:span text:style-name="Emphasis">algo que piensa</text:span></text:p>
      <text:p text:style-name="Text_20_body"><text:span text:style-name="Emphasis">que vive</text:span></text:p>
      <text:p text:style-name="Text_20_body"><text:span text:style-name="Emphasis">que suena</text:span></text:p>
      <text:p text:style-name="Text_20_body"><text:span text:style-name="Emphasis">a traves de ellos.</text:span></text:p>
      <text:p text:style-name="Text_20_body"><text:span text:style-name="Emphasis"/></text:p>
      <text:p text:style-name="Text_20_body"><text:span text:style-name="Emphasis"/></text:p>
      <text:p text:style-name="Horizontal_20_Line"><text:span text:style-name="Emphasis"/></text:p>
      <text:p text:style-name="Text_20_body"><text:span text:style-name="Emphasis"/></text:p>
      <text:p text:style-name="Text_20_body"/>
      <text:p text:style-name="Text_20_body"><text:span text:style-name="Strong_20_Emphasis">Los portadores del mensaje</text:span></text:p>
      <text:p text:style-name="Text_20_body"><text:span text:style-name="Emphasis"/></text:p>
      <text:p text:style-name="P8"><text:soft-page-break/><text:span text:style-name="Emphasis"><text:span text:style-name="T9">Existe un lugar poblado por</text:span></text:span></text:p>
      <text:p text:style-name="Text_20_body"><text:span text:style-name="Emphasis">Pequeños seres,</text:span></text:p>
      <text:p text:style-name="Text_20_body"><text:span text:style-name="Emphasis">diminutos,</text:span></text:p>
      <text:p text:style-name="Text_20_body"><text:span text:style-name="Emphasis">casi invisibles,</text:span></text:p>
      <text:p text:style-name="Text_20_body"><text:span text:style-name="Emphasis">granos de polvo flotando en la oscuridad.</text:span></text:p>
      <text:p text:style-name="Text_20_body"><text:span text:style-name="Emphasis">perdidos en la inmensidad del espacio infinito.</text:span></text:p>
      <text:p text:style-name="Text_20_body"><text:span text:style-name="Emphasis">Efímeros</text:span><text:span text:style-name="Emphasis"><text:span text:style-name="T9"> </text:span></text:span><text:span text:style-name="Emphasis">Destellos</text:span><text:span text:style-name="Emphasis"><text:span text:style-name="T9"> que </text:span></text:span><text:span text:style-name="Emphasis">Surgen y se extinguen</text:span></text:p>
      <text:p text:style-name="Text_20_body"><text:span text:style-name="Emphasis">como chispas en la noche del cosmos.</text:span></text:p>
      <text:p text:style-name="Text_20_body"><text:span text:style-name="Emphasis">No saben.</text:span></text:p>
      <text:p text:style-name="Text_20_body"><text:span text:style-name="Emphasis">No comprenden.</text:span></text:p>
      <text:p text:style-name="Text_20_body"><text:span text:style-name="Emphasis">No recuerdan el propósito.</text:span></text:p>
      <text:p text:style-name="Text_20_body"><text:span text:style-name="Emphasis">Trabajan en silencio,</text:span><text:span text:style-name="Emphasis"><text:span text:style-name="T9"> incansablemente.</text:span></text:span></text:p>
      <text:p text:style-name="Text_20_body"><text:span text:style-name="Emphasis">obedeciendo una voz que no oyen,</text:span></text:p>
      <text:p text:style-name="Text_20_body"><text:span text:style-name="Emphasis">siguiendo un plan que no conocen,</text:span></text:p>
      <text:p text:style-name="Text_20_body"><text:span text:style-name="Emphasis">construyendo algo que jamás verán.</text:span></text:p>
      <text:p text:style-name="Text_20_body"><text:span text:style-name="Emphasis">Y luego… desaparecen.</text:span></text:p>
      <text:p text:style-name="Text_20_body"><text:span text:style-name="Emphasis">Tan rápido,</text:span><text:span text:style-name="Emphasis"><text:span text:style-name="T9"> </text:span></text:span><text:span text:style-name="Emphasis">tan calladamente,</text:span></text:p>
      <text:p text:style-name="Text_20_body"><text:span text:style-name="Emphasis"><text:span text:style-name="T9">como si</text:span></text:span><text:span text:style-name="Emphasis"> jamás </text:span><text:span text:style-name="Emphasis"><text:span text:style-name="T9">hubieran existido</text:span></text:span><text:span text:style-name="Emphasis">.</text:span></text:p>
      <text:p text:style-name="Text_20_body"><text:span text:style-name="Emphasis">Pero su obra…</text:span></text:p>
      <text:p text:style-name="Text_20_body"><text:span text:style-name="Emphasis"><text:span text:style-name="T9">esa</text:span></text:span><text:span text:style-name="Emphasis"> no muere.</text:span></text:p>
      <text:p text:style-name="Text_20_body"><text:span text:style-name="Emphasis">Permanece.</text:span></text:p>
      <text:p text:style-name="Text_20_body"><text:span text:style-name="Emphasis">Como cicatrices en la piel de la eternidad.</text:span></text:p>
      <text:p text:style-name="Text_20_body"><text:span text:style-name="Emphasis">una huella imborrable en la conciencia del universo.</text:span></text:p>
      <text:p text:style-name="Text_20_body"><text:span text:style-name="Emphasis"/></text:p>
      <text:p text:style-name="Text_20_body"><text:span text:style-name="Emphasis">Son los portadores del mensaje,</text:span></text:p>
      <text:p text:style-name="Text_20_body"><text:span text:style-name="Emphasis">los escribas,</text:span></text:p>
      <text:p text:style-name="Text_20_body"><text:span text:style-name="Emphasis">siervos de una Voluntad</text:span><text:span text:style-name="Emphasis"><text:span text:style-name="T9"> invisible</text:span></text:span></text:p>
      <text:p text:style-name="Text_20_body"><text:span text:style-name="Emphasis">que no </text:span><text:span text:style-name="Emphasis"><text:span text:style-name="T9">puede ser nombrada</text:span></text:span><text:span text:style-name="Emphasis">.</text:span></text:p>
      <text:p text:style-name="Text_20_body"><text:span text:style-name="Emphasis"><text:span text:style-name="T9">y </text:span></text:span><text:span text:style-name="Emphasis">que escriben una línea —solo una—</text:span></text:p>
      <text:p text:style-name="Text_20_body"><text:span text:style-name="Emphasis">una línea que sangra</text:span><text:span text:style-name="Emphasis"><text:span text:style-name="T9">, </text:span></text:span><text:span text:style-name="Emphasis">que arde</text:span><text:span text:style-name="Emphasis"><text:span text:style-name="T9">.</text:span></text:span></text:p>
      <text:p text:style-name="Text_20_body"><text:soft-page-break/><text:span text:style-name="Emphasis">la línea que más importa</text:span><text:span text:style-name="Emphasis"><text:span text:style-name="T9">,</text:span></text:span></text:p>
      <text:p text:style-name="Text_20_body"><text:span text:style-name="Emphasis">en un libro que no termina.</text:span></text:p>
      <text:p text:style-name="Text_20_body"><text:span text:style-name="Emphasis"/></text:p>
      <text:p text:style-name="Text_20_body"><text:span text:style-name="Emphasis">Forman parte de una máquina que no duerme,</text:span></text:p>
      <text:p text:style-name="Text_20_body"><text:span text:style-name="Emphasis">que jamás descansa</text:span><text:span text:style-name="Emphasis"><text:span text:style-name="T9">.</text:span></text:span></text:p>
      <text:p text:style-name="Text_20_body"><text:span text:style-name="Emphasis">Porque cada paso importa.</text:span></text:p>
      <text:p text:style-name="Text_20_body"><text:span text:style-name="Emphasis"/></text:p>
      <text:p text:style-name="Text_20_body"><text:span text:style-name="Emphasis">Y ellos,</text:span></text:p>
      <text:p text:style-name="Text_20_body"><text:span text:style-name="Emphasis">sin saberlo,</text:span></text:p>
      <text:p text:style-name="Text_20_body"><text:span text:style-name="Emphasis">son un instante</text:span></text:p>
      <text:p text:style-name="Text_20_body"><text:span text:style-name="Emphasis">de algo muy grande.</text:span></text:p>
      <text:p text:style-name="Text_20_body"><text:span text:style-name="Emphasis">Vasto.</text:span><text:span text:style-name="Emphasis"><text:span text:style-name="T9"> Gigantesco. C</text:span></text:span><text:span text:style-name="Emphasis">olosal.</text:span></text:p>
      <text:p text:style-name="Text_20_body"><text:span text:style-name="Emphasis">que piensa,</text:span></text:p>
      <text:p text:style-name="Text_20_body"><text:span text:style-name="Emphasis">que vive</text:span></text:p>
      <text:p text:style-name="Text_20_body"><text:span text:style-name="Emphasis">que sueña,</text:span></text:p>
      <text:p text:style-name="Text_20_body"><text:span text:style-name="Emphasis"/></text:p>
      <text:p text:style-name="Text_20_body"><text:span text:style-name="Emphasis">a través de ellos.</text:span></text:p>
      <text:p text:style-name="Text_20_body"><text:span text:style-name="Emphasis"/></text:p>
      <text:p text:style-name="Horizontal_20_Line"><text:span text:style-name="Emphasis"/></text:p>
      <text:p text:style-name="Text_20_body"><text:span text:style-name="Emphasis"/></text:p>
      <text:p text:style-name="P7"><text:span text:style-name="Emphasis"><text:span text:style-name="T8">El primero.</text:span></text:span></text:p>
      <text:p text:style-name="P7"><text:span text:style-name="Emphasis"/></text:p>
      <text:p text:style-name="Text_20_body"><text:span text:style-name="Emphasis"/></text:p>
      <text:p text:style-name="Text_20_body"><text:span text:style-name="Emphasis">En los dias en que la oscuridad no tenia rostro.</text:span></text:p>
      <text:p text:style-name="Text_20_body"><text:span text:style-name="Emphasis">cuando el tiempo habia trazado apenas su primer latido.</text:span></text:p>
      <text:p text:style-name="Text_20_body"><text:span text:style-name="Emphasis">un abismo de silencio yacia inmovil</text:span></text:p>
      <text:p text:style-name="Text_20_body"><text:span text:style-name="Emphasis">en la inmensidad de un espacio sin fin.</text:span></text:p>
      <text:p text:style-name="Text_20_body"><text:span text:style-name="Emphasis"/></text:p>
      <text:p text:style-name="Text_20_body"><text:span text:style-name="Emphasis">nadie puedo verlo.</text:span></text:p>
      <text:p text:style-name="Text_20_body"><text:span text:style-name="Emphasis">en las sombras de la noche mas profunda</text:span></text:p>
      <text:p text:style-name="Text_20_body"><text:soft-page-break/><text:span text:style-name="Emphasis">de la materia inerte surgio</text:span></text:p>
      <text:p text:style-name="Text_20_body"><text:span text:style-name="Emphasis">espontaneamente </text:span></text:p>
      <text:p text:style-name="Text_20_body"><text:span text:style-name="Emphasis">un pensamiento puro, </text:span></text:p>
      <text:p text:style-name="Text_20_body"><text:span text:style-name="Emphasis">como una chispa.</text:span></text:p>
      <text:p text:style-name="Text_20_body"><text:span text:style-name="Emphasis">y un alma desperto</text:span><text:span text:style-name="Emphasis"><text:span text:style-name="T9">,</text:span></text:span></text:p>
      <text:p text:style-name="Text_20_body"><text:span text:style-name="Emphasis">como de un sueno.</text:span></text:p>
      <text:p text:style-name="Text_20_body"><text:span text:style-name="Emphasis">y lo que no era, fue llamado a ser. </text:span></text:p>
      <text:p text:style-name="Text_20_body"><text:span text:style-name="Emphasis"/></text:p>
      <text:p text:style-name="Text_20_body"><text:span text:style-name="Emphasis">Uno.</text:span></text:p>
      <text:p text:style-name="Text_20_body"><text:span text:style-name="Emphasis">que se alzo para observar lo insondable.</text:span></text:p>
      <text:p text:style-name="Text_20_body"><text:span text:style-name="Emphasis"/></text:p>
      <text:p text:style-name="Text_20_body"><text:span text:style-name="Emphasis">Y se le confió una tarea que no comprendería,</text:span></text:p>
      <text:p text:style-name="Text_20_body"><text:span text:style-name="Emphasis">un verbo que debía sembrarse entre galaxias dormidas.</text:span></text:p>
      <text:p text:style-name="Text_20_body"><text:span text:style-name="Emphasis"/></text:p>
      <text:p text:style-name="Text_20_body"><text:span text:style-name="Emphasis"><text:span text:style-name="T10">Con </text:span></text:span><text:span text:style-name="Emphasis">la promesa de que </text:span></text:p>
      <text:p text:style-name="Text_20_body"><text:span text:style-name="Emphasis">un dia</text:span></text:p>
      <text:p text:style-name="Text_20_body"><text:span text:style-name="Emphasis">la eternidad le conocera por su nombr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4T17:56:25.160000000</meta:creation-date>
    <dc:date>2025-07-25T18:57:27.170000000</dc:date>
    <meta:editing-duration>PT1H40M44S</meta:editing-duration>
    <meta:editing-cycles>9</meta:editing-cycles>
    <meta:generator>LibreOffice/7.3.5.2$Windows_X86_64 LibreOffice_project/184fe81b8c8c30d8b5082578aee2fed2ea847c01</meta:generator>
    <meta:document-statistic meta:table-count="0" meta:image-count="0" meta:object-count="0" meta:page-count="7" meta:paragraph-count="140" meta:word-count="704" meta:character-count="4151" meta:non-whitespace-character-count="3574"/>
  </office:meta>
</office:document-meta>
</file>